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 style:may-break-between-rows="false"/>
    </style:style>
    <style:style style:name="Table1.A" style:family="table-column">
      <style:table-column-properties style:column-width="1.7313in"/>
    </style:style>
    <style:style style:name="Table1.B" style:family="table-column">
      <style:table-column-properties style:column-width="3.4181in"/>
    </style:style>
    <style:style style:name="Table1.C" style:family="table-column">
      <style:table-column-properties style:column-width="0.8875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able_20_Heading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Journal</text:h>
      <text:p text:style-name="P1">Company: <text:text-input text:description="">company.name</text:text-input></text:p>
      <text:p text:style-name="P1">Currency: <text:text-input text:description="">company.currency.name</text:text-input></text:p>
      <text:p text:style-name="P1">Date: <text:text-input text:description="">formatLang(time.strftime('%Y-%m-%d'), date=True)</text:text-input> at <text:text-input text:description="">time.strftime('%H:%M:%S')</text:text-input></text:p>
      <text:p text:style-name="P1">From Date: <text:text-input text:description="">formatLang(from_date, date=True)</text:text-input></text:p>
      <text:p text:style-name="P1">To Date: <text:text-input text:description="">formatLang(to_date, date=True)</text:text-input></text:p>
      <text:section text:style-name="Sect1" text:name="Section1">
        <text:p text:style-name="P2"><text:text-input text:description="">RepeatIn(objects, 'move')</text:text-input></text:p>
        <table:table table:name="Table1" table:style-name="Table1">
          <table:table-column table:style-name="Table1.A"/>
          <table:table-column table:style-name="Table1.B"/>
          <table:table-column table:style-name="Table1.C" table:number-columns-repeated="2"/>
          <table:table-header-rows>
            <table:table-row>
              <table:table-cell table:style-name="Table1.A1" office:value-type="string">
                <text:p text:style-name="P4">Journal Entry: <text:text-input text:description="">move.reference or move.name</text:text-input></text:p>
              </table:table-cell>
              <table:table-cell table:style-name="Table1.A1" office:value-type="string">
                <text:p text:style-name="P4">Date: <text:text-input text:description="">formatLang(move.post_date or move.date, date=True)</text:text-input></text:p>
              </table:table-cell>
              <table:table-cell table:style-name="Table1.C1" table:number-columns-spanned="2" office:value-type="string">
                <text:p text:style-name="P3"><text:text-input text:description="">move.state</text:text-input></text:p>
              </table:table-cell>
              <table:covered-table-cell/>
            </table:table-row>
            <table:table-row>
              <table:table-cell table:style-name="Table1.A2" office:value-type="string">
                <text:p text:style-name="P3">Account</text:p>
              </table:table-cell>
              <table:table-cell table:style-name="Table1.A2" office:value-type="string">
                <text:p text:style-name="P3">Name</text:p>
              </table:table-cell>
              <table:table-cell table:style-name="Table1.A2" office:value-type="string">
                <text:p text:style-name="P3">Debit</text:p>
              </table:table-cell>
              <table:table-cell table:style-name="Table1.D2" office:value-type="string">
                <text:p text:style-name="P3">Credit</text:p>
              </table:table-cell>
            </table:table-row>
          </table:table-header-rows>
          <table:table-row>
            <table:table-cell table:style-name="Table1.A3" office:value-type="string">
              <text:p text:style-name="P5"><text:text-input text:description="">RepeatIn(move.lines, 'line')</text:text-input><text:text-input text:description="">line.account.code or line.account.name</text:text-input></text:p>
            </table:table-cell>
            <table:table-cell table:style-name="Table1.A3" office:value-type="string">
              <text:p text:style-name="P5"><text:text-input text:description="">line.name</text:text-input></text:p>
            </table:table-cell>
            <table:table-cell table:style-name="Table1.A3" office:value-type="string">
              <text:p text:style-name="P6"><text:text-input text:description="">formatLang(line.debit, digits)</text:text-input></text:p>
            </table:table-cell>
            <table:table-cell table:style-name="Table1.D3" office:value-type="string">
              <text:p text:style-name="P6"><text:text-input text:description="">formatLang(line.credit, digits)</text:text-input></text:p>
            </table:table-cell>
          </table:table-row>
        </table:table>
        <text:p text:style-name="P2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30T16:27:46</meta:creation-date>
    <dc:date>2008-03-30T17:01:41</dc:date>
    <meta:editing-cycles>22</meta:editing-cycles>
    <meta:editing-duration>PT33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17" meta:character-count="122"/>
  </office:meta>
</office:document-meta>
</file>